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break-before="page"/>
    </style:style>
    <style:style style:name="P2" style:parent-style-name="PreformattedText" style:family="paragraph">
      <style:text-properties fo:language="fr" fo:country="CH"/>
    </style:style>
    <style:style style:name="T3" style:parent-style-name="Absatz-Standardschriftart" style:family="text">
      <style:text-properties fo:language="fr" fo:country="CH"/>
    </style:style>
    <style:style style:name="T4" style:parent-style-name="Absatz-Standardschriftart" style:family="text">
      <style:text-properties fo:language="fr" fo:country="CH"/>
    </style:style>
  </office:automatic-styles>
  <office:body>
    <office:text text:use-soft-page-breaks="true">
      <text:p text:style-name="P1">27,02,2020:</text:p>
      <text:p text:style-name="PreformattedText"/>
      <text:p text:style-name="PreformattedText"/>
      <text:p text:style-name="PreformattedText">AB4: Beim Neuladen erscheint ein Notice oben rechts, welcher dann nach einigen Sekunden wieder verschwindet.</text:p>
      <text:p text:style-name="P2">rails g migration AddFieldsToUser</text:p>
      <text:p text:style-name="PreformattedText"><text:span text:style-name="T3">rails<text:s/></text:span><text:a xlink:href="db:migrate" office:target-frame-name="_top" xlink:show="replace"><text:span text:style-name="T4">db:migrate</text:span></text:a></text:p>
      <text:p text:style-name="PreformattedText">Code:</text:p>
      <text:p text:style-name="PreformattedText"><text:s text:c="4"/>add_column :users,<text:s/>:website, :string</text:p>
      <text:p text:style-name="PreformattedText"><text:s text:c="4"/>add_column :users, :bio, :text</text:p>
      <text:p text:style-name="PreformattedText"><text:s text:c="4"/>add_column :users, :provider, :string</text:p>
      <text:p text:style-name="PreformattedText"><text:s text:c="4"/>add_column :users, :uid, :string</text:p>
      <text:p text:style-name="PreformattedText"><text:s text:c="4"/>add_column :users, :image, :string</text:p>
      <text:p text:style-name="PreformattedText">folgende Helper werden hinzugefügt:</text:p>
      <text:p text:style-name="PreformattedText">users_path, new_user_path, edit_user_path, user_path, users_helper</text:p>
      <text:p text:style-name="PreformattedText"/>
      <text:p text:style-name="PreformattedText">Show methode:</text:p>
      <text:p text:style-name="PreformattedText">def show</text:p>
      <text:p text:style-name="PreformattedText"><text:s text:c="2"/>@user = User.find(params[:id])</text:p>
      <text:p text:style-name="PreformattedText">end</text:p>
      <text:p text:style-name="PreformattedText"/>
      <text:p text:style-name="PreformattedText">Die GravatarId des Benutzers wird mittels der Email herausgesucht und dann auf Gravatar gesucht um das Profilbild zu finden.</text:p>
      <text:p text:style-name="PreformattedText"/>
      <text:p text:style-name="PreformattedText">1. Codeteil: definiert ein Bild welches mit der<text:s/>avatar_url Methode eine Bildquelle zugewiesen bekommt.</text:p>
      <text:p text:style-name="PreformattedText">2.Codeteil: Zeigt einen Button an, welcher zum bearbeiten des profils verlinkt. Dieser wird nur angezeigt wenn der Benutzer der aktuelle Benutzer ist.</text:p>
      <text:p text:style-name="PreformattedText">3. Codeteil: ist ein button, welcher den Benutzer<text:s/>ausloggt und die Session beendet.</text:p>
      <text:p text:style-name="PreformattedText"/>
      <text:p text:style-name="PreformattedText"/>
      <text:p text:style-name="PreformattedText">AB5:</text:p>
      <text:p text:style-name="PreformattedText">References erstellt einen Foreignkey, welcher auf das angegebene Objekt verweisst.</text:p>
      <text:p text:style-name="PreformattedText">Namen Foreignkey: Post = user_id</text:p>
      <text:p text:style-name="PreformattedText"><text:tab/><text:tab/><text:tab/>Photo = post_id</text:p>
      <text:p text:style-name="PreformattedText"/>
      <text:p text:style-name="PreformattedText">Passwort cloudinary: Sml12345!</text:p>
      <text:p text:style-name="PreformattedText"/>
      <text:p text:style-name="PreformattedText">Anpassungen user.rb: <text:s text:c="2"/>has_many :posts, dependent: :destroy</text:p>
      <text:p text:style-name="PreformattedText">Anpassungen post.rb: <text:s text:c="2"/>has_many :photos, dependent: :destroy</text:p>
      <text:p text:style-name="PreformattedText"/>
      <text:p text:style-name="PreformattedText"/>
      <text:p text:style-name="PreformattedText">Toastr:</text:p>
      <text:p text:style-name="PreformattedText">Flash:</text:p>
      <text:p text:style-name="PreformattedText">toaster ist für das Styling der flashmessages zuständig, zusammen mit Bootstrap ober fancy. Vorteile: Benutzer bekommt mittels Flashmessages Feedback zu seinen aktionen und kann sich dadurch leichter orientieren. Nachteile: -</text:p>
      <text:p text:style-name="PreformattedText"/>
      <text:p text:style-name="PreformattedText">Gravatar:</text:p>
      <text:p text:style-name="PreformattedText"><text:bookmark-start text:name="_Hlk38361516"/>Wird für Profilbilder verwendet. Profilbilder werden mit einer bestimmten Email verbunden. Wenn sich nun jemand mit dieser<text:s/>E-Mail<text:s/>anmeldet wird das verbundene Profilbild angezeigt. Nachteile: Bei zu vielen anfragen von einem Netz blockt gravatar ab, erstanmeldung war etwas verwirrend. Vorteile: Profilbilder müssen nicht in der Datenbank abgespeichert werden.</text:p>
      <text:p text:style-name="PreformattedText"><text:bookmark-end text:name="_Hlk38361516"/></text:p>
      <text:p text:style-name="PreformattedText">Cloudinary:</text:p>
      <text:p text:style-name="PreformattedText"><text:bookmark-start text:name="_Hlk38361457"/>Ist ein Cloudservice, welcher und Speicherplatz für unsere<text:s/>Bilder zur Verfügung stellt. Beim registrieren wird dem Benutzer ein Server zugewiesen, sowie der API-Key und das API-Secret geliefert. Die Einrichtung ist ziemlich simpel. Es muss lediglich ein neues Gem im Gemfile eingetragen werden und noch zusätzlich ein Kommando im Terminal ausgeführt werden. Nachteile: Genauer Standort der Daten ist nicht bekannt, Daten könnten vom Betreiber weiter verkauft werden, während der entwicklungsphase muss zum Testen eine Internetverbindung vorhanden sein<text:s/><text:line-break/>Vorteile: Einfache<text:s/>Installation/Einbindung, Daten müssen nicht Lokal gespeichert werden</text:p>
      <text:p text:style-name="PreformattedText"><text:bookmark-end text:name="_Hlk38361457"/></text:p>
      <text:soft-page-break/>
      <text:p text:style-name="PreformattedText">Figaro:</text:p>
      <text:p text:style-name="PreformattedText"/>
      <text:p text:style-name="PreformattedText"/>
      <text:p text:style-name="PreformattedText">Bootstrap</text:p>
      <text:p text:style-name="PreformattedText"/>
      <text:p text:style-name="PreformattedText"/>
      <text:p text:style-name="PreformattedText">Flash-Meldung vs. Meldungen des Models</text:p>
      <text:p text:style-name="PreformattedText"/>
      <text:p text:style-name="PreformattedText"/>
      <text:p text:style-name="Preformatted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uca Frei</dc:creator>
    <meta:creation-date>2020-04-21T09:00:00Z</meta:creation-date>
    <dc:date>2020-04-21T13:03:00Z</dc:date>
    <meta:template xlink:href="Normal.dotm" xlink:type="simple"/>
    <meta:editing-cycles>11</meta:editing-cycles>
    <meta:editing-duration>PT0S</meta:editing-duration>
    <meta:document-statistic meta:page-count="2" meta:paragraph-count="5" meta:word-count="364" meta:character-count="2656" meta:row-count="19" meta:non-whitespace-character-count="2297"/>
  </office:meta>
</office:document-meta>
</file>